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>
        <style:tab-stops>
          <style:tab-stop style:position="1.94cm"/>
        </style:tab-stops>
      </style:paragraph-properties>
    </style:style>
    <style:style style:name="P4" style:family="paragraph" style:parent-style-name="Normal">
      <style:text-properties officeooo:paragraph-rsid="00026c6f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26c6f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2ae9f"/>
    </style:style>
    <style:style style:name="P7" style:family="paragraph" style:parent-style-name="Heading_20_1" style:master-page-name="MP0">
      <style:paragraph-properties style:page-number="auto"/>
    </style:style>
    <style:style style:name="P8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6c6f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03be12"/>
    </style:style>
    <style:style style:name="T7" style:family="text">
      <style:text-properties fo:language="fr" fo:country="FR" fo:font-style="italic" style:font-style-asian="italic" style:font-style-complex="italic"/>
    </style:style>
    <style:style style:name="T8" style:family="text">
      <style:text-properties fo:language="fr" fo:country="FR" fo:font-style="italic" officeooo:rsid="0003be12" style:font-style-asian="italic" style:font-style-complex="italic"/>
    </style:style>
    <style:style style:name="T9" style:family="text">
      <style:text-properties fo:language="el" fo:country="GR"/>
    </style:style>
    <style:style style:name="T10" style:family="text">
      <style:text-properties fo:language="el" fo:country="GR" style:language-asian="el" style:country-asian="GR" style:language-complex="el" style:country-complex="GR"/>
    </style:style>
    <style:style style:name="T11" style:family="text">
      <style:text-properties fo:language="el" fo:country="GR" officeooo:rsid="0003be12"/>
    </style:style>
    <style:style style:name="T12" style:family="text">
      <style:text-properties style:language-asian="el" style:country-asian="GR" style:language-complex="el" style:country-complex="GR"/>
    </style:style>
    <style:style style:name="T1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officeooo:rsid="00026c6f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26c6f" style:font-style-asian="normal" style:font-style-complex="normal"/>
    </style:style>
    <style:style style:name="T17" style:family="text">
      <style:text-properties fo:font-style="normal" style:text-underline-style="none" style:text-underline-mode="continuous" style:text-overline-mode="continuous" style:text-line-through-mode="continuous" style:font-style-asian="normal" style:font-style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style:text-underline-mode="continuous" style:text-overline-mode="continuous" style:text-line-through-mode="continuous"/>
    </style:style>
    <style:style style:name="T20" style:family="text">
      <style:text-properties officeooo:rsid="0003be12"/>
    </style:style>
    <style:style style:name="T21" style:family="text">
      <style:text-properties fo:color="#000000" loext:opacity="100%" fo:language="el" fo:country="GR" officeooo:rsid="0003be12"/>
    </style:style>
    <style:style style:name="T22" style:family="text">
      <style:text-properties style:font-name="Liberation Sans" fo:font-size="16.1000003814697pt" fo:language="fr" fo:country="FR" fo:font-style="italic" fo:font-weight="bold" officeooo:rsid="0003be12" style:font-name-asian="MS Gothic" style:font-size-asian="16.1000003814697pt" style:font-style-asian="italic" style:font-weight-asian="bold" style:font-name-complex="Tahoma" style:font-size-complex="16.1000003814697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bookmark-start text:name="bookmark0"/>GALENI LIBER DE OSSIBVS AD<text:line-break/>TIRONES.<text:bookmark-end text:name="bookmark0"/></text:h>
      <text:h text:style-name="Heading_20_2" text:outline-level="2"><text:span text:style-name="Default_20_Paragraph_20_Font">P R o o E M I V M.</text:span></text:h>
      <text:p text:style-name="Normal">Osse si<text:span text:style-name="Default_20_Paragraph_20_Font"><text:span text:style-name="T2">n</text:span></text:span>gula per se qualia ipsa sint quamque invicem<text:line-break/>constructionem habeant, nosse dico melicum oportere, fi<text:line-break/>recte ipsorum fracturas et luxationem curaturus esu Per-<text:line-break/>fpicuum namque est in iis quae medicinae sunt omnibus,<text:line-break/>quod fecundum naturam est, id scopum habendum esse.<text:line-break/>Quicunque vero hoc ignorat, neque quando partes aste-<text:line-break/>eme a natura sua excesserint , neque quo pacto ad id<text:line-break/>quod fecundum naturam est reducendae sint, intelliget.</text:p>
      <text:p text:style-name="P1">Quare neque nosse morbos, neque recte sanare poterit.<text:line-break/>Sunt sane ossa et durissimae et avidissimae partes animalis,.<text:line-break/>et (ut dixerit quispiam<text:span text:style-name="T14">)</text:span> maxime terrestres. Caeterae autem<text:line-break/>corporis substantiae tanquam sundamenta quaedam ac fui-<text:line-break/>cimenta subjecta sunt. ossibus siquidem adnata et stabi-<text:line-break/>lita sime omnia. Sunt autem ex ipsis alia quidem magna,<text:line-break/>magnas caritates habentia, medullae plena; alia vero et<text:line-break/>parva et solida sunt, et medullae expertia, senfilemque .<text:line-break/>cavitatem nullam habent. Magnorum autem quampluri-<text:line-break/>mis epiphyses sunt ad aliorum ossium extremum, ut bra-<text:line-break/>cuio quidem superne, cubitu vero inferne, radio autum<text:line-break/>et femori, et tibiae, et surae utrobique. Maxilla autem<text:line-break/>inferior medullam habet quidem, at epiphysur non ha-<text:line-break/>bet, sed extremorum ipsius inferius quidem per symphy-<text:line-break/>fiu (<text:span text:style-name="Default_20_Paragraph_20_Font"><text:span text:style-name="T2">coalitum</text:span></text:span>) unitum est, superius autem duas apophyfes<text:line-break/><text:span text:style-name="Default_20_Paragraph_20_Font"><text:span text:style-name="T2">(pr</text:span></text:span>o<text:span text:style-name="Default_20_Paragraph_20_Font"><text:span text:style-name="T2">eessi</text:span></text:span>i<text:span text:style-name="Default_20_Paragraph_20_Font"><text:span text:style-name="T2">s</text:span></text:span><text:span text:style-name="Default_20_Paragraph_20_Font"><text:span text:style-name="T5">)</text:span></text:span> habet, aliam . coronen, aliam cervicem tantum.<text:line-break/>Apophyfis enim ab epipbyfi differt, quod epiphvfis qui-<text:line-break/>dem alterius cum altero unitio sit, at apophysi. totius</text:p>
      <text:p text:style-name="P1">ossis pars. Fortassis autem et de aliis nominibus, quibus<text:line-break/>hoc in libro utemur, jam disserendum esit, ne, quum his<text:line-break/>in media narratione utimur, aut obscurum fiat quod dice-<text:line-break/>tur, aut doctrinae tenor nobis intercidatur, quodcumque<text:line-break/>occurrerit, explicare semper exoptantibus. optimum au-<text:line-break/>tem milli videtur lune exordiri. ossium in homini-<text:line-break/>bus omnium inter se connexorum universa quidem com-<text:line-break/>pages sceletus nominatur. Quare nonnulli jam libros<text:line-break/>suos, in quibus de ossibus disseruerunt, sic inscripserunt:<text:line-break/>De sceleto. Est autem modus compositionis eorum genere<text:line-break/>duplex ; alius quidem per articulum, alius vero per sym-<text:line-break/>phyfin. Utriusque autem species et differentiae plures<text:line-break/>sunt. Articulus igitur naturalis ossium constructio est; at<text:line-break/>fymphysis ossium unio naturalis. Utrique autem defini-<text:line-break/>tioni additur <text:span text:style-name="Default_20_Paragraph_20_Font"><text:span text:style-name="T2">naturalis</text:span></text:span>, quod et parum luxata et omnino<text:line-break/>luxata inter se quidem cohaereant, sed non per naturam,<text:line-break/>et quaecunque fracta callum produxerunt, uniantur qui-<text:line-break/>dem, sed .non natura. At Hippocrates etiam alterius co-</text:p>
      <text:p text:style-name="P1">haerentium ossium extremum articulum multoties nomi-<text:line-break/>nat, non tamen quodcunque, sed et quod rotundum est,<text:line-break/>et quod in proximi cavitatem incidit. Articuli autem<text:line-break/>differentiae quidem duae sunt, diarthrosis et synarturefis,<text:line-break/>quae ab invicem pro motus quantitate discrepant. Diar-/<text:line-break/>tbrosis siquidem ossium structura est evidentem luter se -<text:line-break/>motum habentium, synarthrosis vero ossium quidem et<text:line-break/>ipsa compositio est, non tamen evidentem motum neque<text:line-break/>magnum, sed et obscurum et captu difficilem habentium.<text:line-break/>Quod autum nullum uifcrimen fit, structuram ossium, aut<text:line-break/>compositionem, aut cohaerentiam dicere, plane perspicuum<text:line-break/>est. Species porro diarthruseos quidem tres sunt. <text:span text:style-name="Default_20_Paragraph_20_Font"><text:span text:style-name="T10">Α</text:span></text:span><text:span text:style-name="Default_20_Paragraph_20_Font"><text:span text:style-name="T12"> </text:span></text:span>re-<text:line-break/>cautioribus autem melicis prima quidem enarthrofis, al-<text:line-break/>tera arthrodia, - tertia ginglymos appellatur. lita igitur<text:line-break/>dicta nomina veteribus medicis non fuere admodum con-<text:line-break/>sueta Verum inarticulatum esse, articulate et ginglymi<text:line-break/>more committi; praeterque haec et arthrodes articulate<text:line-break/>ac ginglymoides invenire licet etiam apud illos conseri-</text:p>
      <text:p text:style-name="P1">pta. Neque fortassis etiam absurdum sit nomina confin-<text:line-break/>gere perspicuae doctrinae gratia , ab iis , quae jam posita<text:line-break/>sunt, derivantes. Enarthrofis igitur est, quum excipiens<text:line-break/>caritas. idoneam habet profunditatem , et quod caput in<text:line-break/>eam inferitur oblongum existit. Arthrodia vero, quum<text:line-break/>caritas superficiaria est et caput depressum. oblongum<text:line-break/>autem et depressum caput voco., utrumque ad cervices,<text:line-break/>quibus adnata sunt, referens. Cervices autem tenues sunt<text:line-break/>ossium apopliyfes <text:span text:style-name="Default_20_Paragraph_20_Font"><text:span text:style-name="T2">seu pr</text:span></text:span>o <text:span text:style-name="Default_20_Paragraph_20_Font"><text:span text:style-name="T2">cesses. </text:span></text:span>Definmrt autem in ex-<text:line-break/>tremum et erassius et orbiculatum, quod sane caput no-<text:line-break/>minatur. Quum vero in acutum extremum apophysis<text:line-break/>definit, non jam cervix, sed corone vocatur. Nihil au..<text:line-break/>tem resert, nec si corouou dixeris. Et vero- cavitatum<text:line-break/>capita suscipientium ea, quae profundior est, cotyla (<text:span text:style-name="Default_20_Paragraph_20_Font"><text:span text:style-name="T2">ace-.<text:line-break/>t</text:span></text:span>u<text:span text:style-name="Default_20_Paragraph_20_Font"><text:span text:style-name="T2">bulum</text:span></text:span><text:span text:style-name="Default_20_Paragraph_20_Font"><text:span text:style-name="T16">)</text:span></text:span><text:span text:style-name="T15"> </text:span>vocatur, idque cousuetum omnibus melicis no-<text:line-break/>men ; at superficiaria (720<text:span text:style-name="T20">)</text:span> glene a nounullis appellatur. Ter-<text:line-break/>tia diarthroseos species , quam gluglymoni nominari nixi- .<text:line-break/>mus, fit, quum ossa sese vicissim ingredientia coniungunt</text:p>
      <text:p text:style-name="P1">tur , ut se habet in vertebris et cubiti cum brachio dia<text:line-break/>arthrofi, Atque -his -quaedam inest differentia. In verte-<text:line-break/>bris quidem media in. utramque earum supra infraque<text:line-break/>appositam subit; humeri vero ac cubiti mutuus ingressus<text:line-break/>est. At fynarthroseos ipsius tres quoque sunt species, su-<text:line-break/>tura, gomphofis et harmonia. Sutura quidem compositio<text:line-break/>est consutis <text:span text:style-name="Default_20_Paragraph_20_Font"><text:span text:style-name="T2">rebus</text:span></text:span> similis, ut in capitis ossibus se res. ha-<text:line-break/>bet. Hanc autem explicare studentes, nonnulli serratam<text:line-break/>structuram definiunt, alii ad unguem compagem; indi-<text:line-break/>cantes (opinor) uobisque in memoriam revocantes, illi<text:line-break/>quidem mutuum serrarum congressum, quum alterutrius<text:line-break/>dentes gibbi in proximae simis vicissim inseruntur, hi ve-<text:line-break/>ro earum rerum coitionem, quae ad unguem compingi<text:line-break/>dicuntur. Ipfa vero fit, quum gibbae partes ungui fign-<text:line-break/>ra similes ad suscipiendum idoneos in simus subeunt.<text:line-break/>Harmonia vero syuarthrosis est per simplicem lineam.<text:line-break/>Sic autem fe habent inter fe tum superioris maxillae osi-</text:p>
      <text:p text:style-name="P1">sium nonnulla, tum capitis ad ista. At gomphosis per<text:line-break/>impactionem fyuarthrofis est. Id vero jam quodammodo<text:line-break/>alternat et symphysi proximum est, ut, quum aliquid pe-<text:line-break/>nitus impactum est, ne minimus quidem .motus ei relin-<text:line-break/>quatur, ut in dentibus. se habet. Sed non esse praesepio-<text:line-break/>lis suis congerminales hos, indicant ii, qui et eximuntur,<text:line-break/>et sponte decidunt. Sed quoniam de articuli differentiis<text:line-break/>et speciebus omnibus diximus, deinceps opportunum sit<text:line-break/>de symphysi disserere. Sunt autem hujus quoque duae<text:line-break/>ac primae differentiae; Alia enim sibi mutuo, alia vero<text:line-break/>aliorum ope connascuntur; inter se quidem, quae et la-<text:line-break/>xiora et molliora sunt, aliorum vero- ope, quae sicciora<text:line-break/>et densiora. Hujus porro ipsius, quae aliorum ope fit, syn-<text:line-break/>.arth<text:span text:style-name="Default_20_Paragraph_20_Font"><text:span text:style-name="T2">r</text:span></text:span>oseos tres .sunt omnino differentiae. Earum autem<text:line-break/>nomina prisca. rictu sunt. . Siquis tamen recentiorum usi<text:line-break/>nominibus velit, appellare licet syuchondrofin, quae per<text:line-break/><text:span text:style-name="Default_20_Paragraph_20_Font"><text:span text:style-name="T2">mediam</text:span></text:span> cartilaginem fit, symphyfin ; quae autem per ner-<text:line-break/>vum, synneuiofin; quae denique per carnem, syssarcosin.<text:line-break/>Quum autem nervorum nomen a .nobis commemoratum</text:p>
      <text:p text:style-name="P1">sit, de his quoque distincte agere operae pretium suerit.<text:line-break/>Tria initus esse nervorum genera dixerunt. Nihil autem<text:line-break/>vetat vel .differentias ea vel species appellare. Vocant<text:line-break/>autem quosdam voluntarios,. qui ex- cerebro et dorsi me-<text:line-break/>dulla oriuntur; quosdam vero ligamenta, horum autem<text:line-break/>ortus est ab ossibus. Tertia denique eorum differentia-<text:line-break/>tendo quidem nominatur, qui ex musculis exoritur. . Ut<text:line-break/>igitur ne hic quoquo propter homonymiam obscuritas ali-<text:line-break/>qua oboriatur, quicunque ex cerebro et dorsi medulla<text:line-break/>ortum ducunt, nervos. eos voluntarios appellamus; quot-<text:line-break/>quot ex musculis ; tendones ; .quicunque demum ex ossi-<text:line-break/>bus, ligamenta. Post hocce nominum - pactum tempesti-<text:line-break/>vum jam fuerit de singulis privatim ossibus a crauio <text:span text:style-name="Default_20_Paragraph_20_Font"><text:span text:style-name="T1">(sic<text:line-break/></text:span></text:span>enim os capitis appellant] exordientes disserere.</text:p>
      <text:h text:style-name="Heading_20_2" text:outline-level="2">- Cap. I.</text:h>
      <text:p text:style-name="P4">Dictum. quidem est etiam antea, tum .os<text:line-break/>capitis cramum nominari, tum quasdam lu eo este futu-<text:line-break/>ras. Quot autem eae et quae <text:span text:style-name="Default_20_Paragraph_20_Font"><text:span text:style-name="T2">sin</text:span></text:span>t, et quae cujusque<text:line-break/>earum forma sit, nondum . quidem . antehac dictum est,</text:p>
      <text:p text:style-name="P1">.verum in praesenti dicetur. Ac primum quidem ad capitis<text:line-break/>figuram earum et posituram et numerum variare. - Est<text:line-break/>.enim ipsius quae fecundum naturam est figura, oblongae<text:line-break/>potissimunr sphaerae assimilis; alia vero, quae acuminata<text:line-break/>vocatur. Quae ergo fecundum naturam est, et in autento-<text:line-break/>rem et in posteriorem partem prominentior existit, quae<text:line-break/>tres in se suturas habet; duas quippe transversas, qua-<text:line-break/>runr altera ad occipitium sita est, ad sinciput altera;<text:line-break/>tertiam vero aliam praeter ipsas, per longitudinem capi-<text:line-break/>lis a melia posteriore in mediam anteriorem exporre-<text:line-break/>ictam. At anteriorem quidem coronulam nominant, quan-<text:line-break/>doquidem in hac potissimum parte capitis coronae cir-<text:line-break/>cumponuntur; posteriorem : autem lambdoidem, quod to-<text:line-break/>ta ipsius figura <text:span text:style-name="T11">Λ</text:span>. literae assimilis siti At ipsa suturarum<text:line-break/>figura<text:span text:style-name="T9"> </text:span><text:span text:style-name="T11">Η</text:span><text:span text:style-name="T9"> </text:span>maxime literae similis esu Atque ejus quae se-<text:line-break/>cundum naturam est figurae cranii suturae eo quo di-<text:line-break/>ctum est modo se habenti Acuminatae vero ad hunc tuo-<text:line-break/>dum .constitutae.funt. Quum quidem posterior eminentia</text:p>
      <text:p text:style-name="P1">perit, sutura quoque Iambdofdes simul aboletur, Ubi au-<text:line-break/>tem anterior <text:span text:style-name="Default_20_Paragraph_20_Font"><text:span text:style-name="T2">n</text:span></text:span>o<text:span text:style-name="Default_20_Paragraph_20_Font"><text:span text:style-name="T2">n. adest, </text:span></text:span>coronalis <text:span text:style-name="Default_20_Paragraph_20_Font"><text:span text:style-name="T2">etiam deperditur, </text:span></text:span>fit-<text:line-break/>que secundum ipsorum utrumque remanentium. sutu<text:span text:style-name="Default_20_Paragraph_20_Font"><text:span text:style-name="T2">r</text:span></text:span>arum<text:line-break/>sigma <text:span text:style-name="T21">Τ</text:span> literae persimilis; utrisque autem eminentiis per-:<text:line-break/>euntibus , quae supersunt suturae duae ad rectos fele an-<text:line-break/>gulos secant in. formam<text:span text:style-name="T9"> </text:span><text:span text:style-name="T11">Χ</text:span><text:span text:style-name="T9"> </text:span>literae: Sita autem est trans-<text:line-break/>versa quidem per medium potissimum caput; altera -vero.<text:line-break/>per longitudinem a posticis in antica tendit, quemadmo-<text:line-break/>dum in ceteris .orantis omnibus. Haec enim semper fer-,<text:line-break/>vatur; reliquae autem cum tota capitis figura variantes<text:line-break/>evertuntur. At . sane duae quoque huic parallelae funt<text:line-break/>lineae; quae fecundum capitis longitudinem a posteriori-<text:line-break/>bus in anteriora .supra aures. ducuntur. Gignuntur autem<text:line-break/>etiam hae ossibus duobus inter fe coeuntibus,. non autem<text:line-break/>per sutu<text:span text:style-name="Default_20_Paragraph_20_Font"><text:span text:style-name="T2">r</text:span></text:span>am,. ut quae antedicta sunt. os enim, quod a.<text:line-break/>sincipite descendit, in squamam paulatim attenuatum in—<text:line-break/>feri ori ab auribus ascendenti substratum .est. Propterea-<text:line-break/>qec- nonnulli ne .futuras quidem..eas.simplici ter nomina-</text:p>
      <text:p text:style-name="P2">runt, sed vel squamiformes suturas; vel squamiformes ag-<text:line-break/>glutinationes ; a nobis autem perspicui documenti gratia<text:line-break/>quae ad ames sunt lepidoides (<text:span text:style-name="Default_20_Paragraph_20_Font"><text:span text:style-name="T2">sat</text:span></text:span>i<text:span text:style-name="Default_20_Paragraph_20_Font"><text:span text:style-name="T2">amiferme</text:span></text:span>s j suturae vo-<text:line-break/>centur. Adeo ut propriae quidem capitis futurae quin-.<text:line-break/>que fuit, lambdoiscrinis , coronalis, per longitudinem re-<text:line-break/>cta, duae ipsi parallelae, quae in squamiscrmibus ossibus<text:line-break/>sunt; aliae vero communes duae et superiori maxillae et<text:line-break/>medio utriusque ossi sphenoidi, quod nonnulli capiti attile<text:line-break/>linunt, no<text:span text:style-name="Default_20_Paragraph_20_Font"><text:span text:style-name="T2">n</text:span></text:span>nulli (<text:span text:style-name="T9">72</text:span><text:span text:style-name="T11">1</text:span><text:span text:style-name="T6">)</text:span><text:span text:style-name="T11"> </text:span><text:span text:style-name="T9">superioris</text:span> esse maxillae efferunt.<text:line-break/>Id vero- quale forma sit, et quantum magnitudine, et quo<text:line-break/>potissimum in loco situm, tibi jam refero. Inferiora late-.<text:line-break/>tum lambdoidis futurae extrema adusque basin capitis<text:line-break/>protenduntur , et inter lapidosa ossa et diarthrosin cum<text:line-break/>prima vertebra descendunt. Hic vero jungit ea inter fe<text:line-break/>linea quaedam exigua, transversam posituram habens. Hanc<text:line-break/>primum mecum cogita tum: capitis tum ossis in. narra-<text:line-break/>tione propositi communem Nam utrinque .sursum ten-<text:line-break/>dens ad temporum caritates eodem pe.veuit, i quo ea quae</text:p>
      <text:p text:style-name="P1">hic conveniunt suturae coronalis extrema. Hinc etiam<text:line-break/>rursus deorsum versa et ad postremos dentes delata ad-<text:line-break/>palatum pervenit, intra se comprehendens os id, quod alo<text:line-break/>ante dicta sutura circumscribitur, quod veluti cuneus qui-<text:line-break/>dam inter caput et superiorem maxillam fruitum esu Hu—<text:line-break/>jus itaque futurae quicquid sursum ad coronalis extrema<text:line-break/>fertur, cum capitis osse commune est; quicquid vero ab<text:line-break/>utroque latere ad palatum descendit, ossis sphenoidis (<text:span text:style-name="Default_20_Paragraph_20_Font"><text:span text:style-name="T2">cu-<text:line-break/>neisermi</text:span></text:span>sj et superioris ma<text:span text:style-name="Default_20_Paragraph_20_Font"><text:span text:style-name="T13">xilla</text:span></text:span>e limes est. Ita namque<text:line-break/>ob perspicuam doctrnram appellatur. Huic ossi porrigo-<text:line-break/>des (<text:span text:style-name="Default_20_Paragraph_20_Font"><text:span text:style-name="T2">alatae</text:span></text:span><text:span text:style-name="Default_20_Paragraph_20_Font"><text:span text:style-name="T8">)</text:span></text:span> apophyies sunt una cum ipsarum utrinque<text:line-break/>cavitatibus. Altera autem capitis sutura, quae ipsum a<text:line-break/>superiori maxilla secernit, principium quidem habet e<text:line-break/>temporum cavitatibus, quo in idem venire cum coronalis<text:line-break/>extremis communis capitis et sphenoidis ossis sutura di-<text:line-break/>eta esu Inde vero ad sedes oculorum processit, perque.<text:line-break/>medics ipsos delata ad superciliorum menium sibi ipsi</text:p>
      <text:p text:style-name="P2">jungitur. Ac sane; quum ita se haec habeant; sex ossa effici-<text:line-break/>ruitur totius capitis praeter fphenoides :. duo quidem sic-<text:line-break/>. ciphis communem habentia suturam longitudine rectam;</text:p>
      <text:p text:style-name="Normal">alia vero duo sus inferiora, unum ad quamque amem;<text:line-break/>et quintum praeterea illud: occipitis; et sextum id irim-<text:line-break/>tis. Terminant autem sincipitis quidem ossa retro certe<text:line-break/>latera suturae lambdoidis; ante vero coronalis; inferne<text:line-break/>autem squamiformes ; .superne. denique illa per longitudi-<text:line-break/>nem recta. Posthac quae deinceps ad utramque amem.<text:line-break/>sunt, supra quidem squamiformes discernunt; retro vero<text:line-break/>laterum lambdoidis accrcmenta; ante vero communis et<text:line-break/>capitis et sphenoidis futura. Sunt autem sincipitis qui-.<text:line-break/>dem ossa quadrilatera; haec vero, quae jam memorata<text:line-break/>sunt, trilatera. Quintum autem os capitis, quod ad deci-<text:line-break/>pitium est, sutura quidem lambdoide .una cum illis acere-<text:line-break/>mentis, et ea, quae ipsa adiungere dicta est, sutura tenui-.<text:line-break/>natur. lu se autem. maximum capitis foraminum, ..quod</text:p>
      <text:p text:style-name="P1">ad .primam est vertebrato, continet. Reliquum autem os,<text:line-break/>quod in fronte est, et coronalis sutura, et ea, quae capiti<text:line-break/>cum superiori maxilla communis est, circumscribit. Ac<text:line-break/>sime et sex quae memorata sunt oss<text:span text:style-name="T15">ium, illa quidem </text:span><text:span text:style-name="Default_20_Paragraph_20_Font"><text:span text:style-name="T17">sin</text:span></text:span><text:span text:style-name="Default_20_Paragraph_20_Font"><text:span text:style-name="T15">-<text:line-break/></text:span></text:span><text:span text:style-name="T15">cupitis rarissima et infirmissima sunt, de</text:span><text:span text:style-name="Default_20_Paragraph_20_Font"><text:span text:style-name="T17">nsissim</text:span></text:span><text:span text:style-name="T15">um </text:span>autem .<text:line-break/>firmllfimumque , quod ad occipitium esit, utrorumque in-<text:line-break/>termedium illud frontis. Reliquorum autem, quae ad<text:line-break/>ames sunt, utrumque multiforme esu Eorum namque<text:line-break/>pars quaedam lithoides (<text:span text:style-name="Default_20_Paragraph_20_Font"><text:span text:style-name="T2">petrosa</text:span></text:span> <text:span text:style-name="T6">)</text:span>, sicuti etiam est, nomina-<text:line-break/>tur. Id autem <text:span text:style-name="Default_20_Paragraph_20_Font"><text:span text:style-name="T2">os</text:span></text:span> protensis lambdoidis suturae sinibus<text:line-break/>terminatur. ln eo et styloides (<text:span text:style-name="Default_20_Paragraph_20_Font"><text:span text:style-name="T2">c</text:span></text:span>o<text:span text:style-name="Default_20_Paragraph_20_Font"><text:span text:style-name="T2">lumnisermi</text:span></text:span>s<text:span text:style-name="T6">)</text:span> apophysis<text:line-break/>est,. quam ego et belonoidem (<text:span text:style-name="Default_20_Paragraph_20_Font"><text:span text:style-name="T2">acuifurmem</text:span></text:span><text:span text:style-name="Default_20_Paragraph_20_Font"><text:span text:style-name="T8">)</text:span></text:span> et graphoidem<text:line-break/>(siy<text:span text:style-name="Default_20_Paragraph_20_Font"><text:span text:style-name="T2">lisermem</text:span></text:span><text:span text:style-name="Default_20_Paragraph_20_Font"><text:span text:style-name="T8">)</text:span></text:span> voco, et ea, quae auditus meatum continet.<text:line-break/>Altera vero pars deinceps ea est, quae ad ecphyscs (<text:span text:style-name="Default_20_Paragraph_20_Font"><text:span text:style-name="T2">exor-<text:line-break/>tu</text:span></text:span>s<text:span text:style-name="T6">)</text:span>, <text:span text:style-name="Default_20_Paragraph_20_Font"><text:span text:style-name="T2">quarum</text:span></text:span> et eam mastoidem (<text:span text:style-name="Default_20_Paragraph_20_Font"><text:span text:style-name="T2">mamillarem</text:span></text:span><text:span text:style-name="Default_20_Paragraph_20_Font"><text:span text:style-name="T8">)</text:span></text:span> vocant, et li—<text:line-break/>lam eygomatis. Pars praeter has et tertia est ad tempo-<text:line-break/>ra. De capitis autem foraminibus in vasorum et nervo-<text:line-break/>rutu dissectionibus dicetur. Horum enim causa effecta</text:p>
      <text:p text:style-name="P3">fiunt, et per unumquodque ipsorum aut arteria quaedam;<text:line-break/>aut vena, aut nervus, aut horum aliqua, aut omnia trans-<text:line-break/>eunt.</text:p>
      <text:h text:style-name="Heading_20_2" text:outline-level="2">e-. Cap. li. </text:h>
      <text:p text:style-name="P4">Temporali musculo praepositum est os,<text:line-break/>quod obliquam media sui parte futuram continet, ut po-<text:line-break/>sterior ejus pars tota capitis offi, quod ad aurem est, con-<text:line-break/>linens fit,. anterior . autem extremitati supercilii ei; quae<text:line-break/>ad parvum est oculi angulum. Id autem os- universum<text:line-break/>xygoma . (<text:span text:style-name="Default_20_Paragraph_20_Font"><text:span text:style-name="T2">fugate</text:span></text:span> <text:span text:style-name="T14">)</text:span> nominatur.</text:p>
      <text:h text:style-name="Heading_20_2" text:outline-level="2">. Cap. Ili. </text:h>
      <text:p text:style-name="P5">Itaque de futuris, quae superiorem maxil-<text:line-break/>lamec a capite et a fphenoide osse discernunt, antea di-<text:line-break/>ctum esu, nunc vero de iis, quae in ipsis maxilla sunt, di-<text:line-break/>cetur. Sed satius f<text:span text:style-name="Default_20_Paragraph_20_Font"><text:span text:style-name="T2">o</text:span></text:span>rtassis est suturae nomen explicare,<text:line-break/>quomodo. a..recentioribus omnibus anatomicis usurpatum<text:line-break/>sit. .Nam et compositiones per harmoniam futuras nomi-<text:line-break/>nare consueverunt; idque meritu accidit. Non enim in<text:line-break/>omnibus similiter erauiis serratam compositionem reperire<text:line-break/>lice; exactam in.futuris omnibus, sed in eadem inter-</text:p>
      <text:p text:style-name="P1">dum ossium structura in altero quidem crauio suturam<text:line-break/>cernas, in altero vero harmoniam. Nos equidem faepe-<text:line-break/>numero, excisis nonnullis ossibus hujusmodi, in imo se<text:span text:style-name="Default_20_Paragraph_20_Font"><text:span text:style-name="T2">t</text:span></text:span>e<text:line-break/>mutuo ingredi invenimus, ut eorum . compositio futurae<text:line-break/>magis, non harmoniae similis esset ; ita ut ob id suturas<text:line-break/>eas nominare omnes verendum fit nemini.. Est autem<text:line-break/>prima quidem ea xygomatis infra exortum, et desinit<text:line-break/>pars quidem ipfius altera, quae retro fertur, in cavum id,<text:line-break/>quod fissi ipfo est xygomate , inique cum ea quae fphe-<text:line-break/>nolui ossi communis est. futura committitur. Altera au-<text:line-break/>tem <text:span text:style-name="Default_20_Paragraph_20_Font"><text:span text:style-name="T2">p</text:span></text:span>o<text:span text:style-name="Default_20_Paragraph_20_Font"><text:span text:style-name="T2">rtio, </text:span></text:span>recta simul et obliqua ad fedos oculorum<text:line-break/>ascendens, in mediam ipforunr inferiorem orbitam proce-<text:line-break/>dit, ac tum ibi tres in partus fcissa esu Una quidem para<text:line-break/>prope magnum angulum exterius ad medium supercilio-<text:line-break/>rum ascendit. Altera veto, quae proxime .ipsam sita est,<text:line-break/>per concavum (722<text:span text:style-name="T14">)</text:span> sisti eundem angulum ad communem<text:line-break/>capitis suturam pervenit; ut comprehendatur et ipsis. quu<text:span text:style-name="Default_20_Paragraph_20_Font"><text:span text:style-name="T2">r<text:line-break/></text:span></text:span>dem angulus, atque naturale. foramen, quod ipsi subjacet,</text:p>
      <text:p text:style-name="P1">omnium quae hic sunt foraminum maximum sub dictis<text:line-break/>suturis duabus esu. Tertia denique portio illius scissurae,<text:line-break/>inferiorem fedis. oculi ambitum transcendens, ad imum<text:line-break/>intro fertur, inique communi suturae capitis committitur.<text:line-break/>Itaque tria sunt in .utraque parte a dextra et sinistra su-<text:line-break/>periuris maxillae ossa, quibus capiti committitur. Horum<text:line-break/>igitur maximum. est id xygonratis. Nam et temporis non-<text:line-break/>nihil, et supercilii, et sedis- oculorum comprehendit, et<text:line-break/>parvum angulum universum in se continet ad id usque,<text:line-break/>quod malum vocatur, procedens. Secundum autem et<text:line-break/>situ et magnitudine est id, quod in oculo ,. in quo, qui ad<text:line-break/>superiorem maxillam deveniunt nervi, continentur. Mi-<text:line-break/>nimrun autem omnium existit, quod circa magnum angu-<text:line-break/>lum esu Nonnulli autem anatomici tria haec unum este<text:line-break/>scribunt, quod geminas, quae ad oculorum radicem sepa-<text:line-break/>rantur, suturas aut prorsus non rideant, aut de industria<text:line-break/>tanquam res exiguas praetermittant. . Sub his autem om-<text:line-break/>ullius ad utramque partum os unum .insignis. maguitudi-</text:p>
      <text:p text:style-name="P1">nis tribus dictis subjunctum est. Etenim et quod ma-<text:line-break/>lunr nominant, ejus portio existit, et omnium dentium,<text:line-break/>exceptis inuisoribus, alveoli. Haec autem terminant su-<text:line-break/>tutae quatuor; supra quidem ea, quam paulo ante a ju- :<text:line-break/>gali ad menium superciliorum ascendere diximus; infra<text:line-break/>vero ea recta, quae per medium palatum <text:span text:style-name="Default_20_Paragraph_20_Font"><text:span text:style-name="T2">pr</text:span></text:span>o<text:span text:style-name="Default_20_Paragraph_20_Font"><text:span text:style-name="T2">ced</text:span></text:span>i<text:span text:style-name="Default_20_Paragraph_20_Font"><text:span text:style-name="T2">t. </text:span></text:span>At<text:line-break/>reliquae duae has copulant , alia, quae a medio quidem<text:line-break/>supercilii incipit, ad nares autem fertur, interque caninum,<text:line-break/>quem. vocant, dentem et inrisorios dilabitur, et alia par-<text:line-break/>tem quidem ipsarum aliquam habet cum communi sphe-<text:line-break/>noidis, quantum in circuitu extremum dentem ambit,<text:line-break/>reliquam vero propriam , quoad cum recta palati sutura<text:line-break/>coierit. His autem ossibus, quae maxima sunt, ut dictum<text:line-break/>est, alia duo exigua adjacent, ad quae et nufus ad pala-<text:line-break/>tum perforatus esu Eorum autem fines sunt et p<text:span text:style-name="Default_20_Paragraph_20_Font"><text:span text:style-name="T2">r</text:span></text:span>o- .<text:line-break/>pria portio praedictae futurae, et transversa ossa sphenoi-<text:line-break/>dis, quae luter extremos est dentes. Istae igitur ea se—</text:p>
      <text:p text:style-name="P1">cernunt ab ambientibus, inter se. autem reesa palati sum-<text:line-break/>ra dirimuntur.</text:p>
      <text:h text:style-name="Heading_20_2" text:outline-level="2">Cap. IV.</text:h>
      <text:p text:style-name="P5"><text:s/>Equidem nasi quoque ossa duo sunt, quae<text:line-break/>a suturis a messio superciliorum descendentibus discer-<text:line-break/>nun tus. Has paulo ante in maximorum ossium narra-<text:line-break/>tioue duplices cunctas - numerari. Est enim et in naso<text:line-break/>ipso tertia quaedam alia praeter eas sutura propriorum<text:line-break/>ipsius ossium communis, quae a medio quidem supercilio-<text:line-break/>rum incipit, recta autem per totum unium fertur. Iule-<text:line-break/>rius vero hornm ossium extremum epipbyfin habet carti-<text:line-break/>lagineorum corporum tenuium, quae alae .vocantur Su-<text:line-break/>perest autem os unum in extremo maxillae, in quo tum<text:line-break/>incisorum dentium radices, tum alveoli continentur. Id<text:line-break/>autem simplex quidem ut plurimum apparet propter fiu-<text:line-break/>ceram ossium ipsum componentium harmoniam. At fune<text:line-break/>interdum, et manifeste in admodum exrccatis sceleris su-<text:line-break/>tura conspicitur , e directo porrecta ei, quae per tutum<text:line-break/>palatum fertur. .Perspicuum igitur jam- est; jure. in. con-</text:p>
      <text:p text:style-name="P1">troverfiam venisse numerum ossium maxillae superioris.<text:line-break/>Nonnulli etenim non sex, sed duo prima omnium nu-<text:line-break/>merant, parvula illa, quae intus in oculis sunt, praetereun-<text:line-break/>tes. Quidam vero ea, quae ad nest foramina sunt, magnis<text:line-break/><text:span text:style-name="Default_20_Paragraph_20_Font"><text:span text:style-name="T2">ossibus</text:span></text:span> ascribunt. Sunt vero et qui lrae.c ab illis quidem<text:line-break/>reparent, fed unum ambo ipsa faciant. Illud etiam, quod<text:line-break/>in summa est maxilla superiore, uti dictum est, quidam<text:line-break/>simplex esse dicunt, quidam ex duobus oonstitutum esse<text:line-break/>ossibus ;. praeque his omnibus sphenordes plurimi. superus- .<text:line-break/>ris maxillae ossibus adnumerant ; adeo ut, si plurima quis<text:line-break/>ea pronunciare velit, quindecim in superiore maxilla<text:line-break/>sint, si vero ad minimum numerum cogat, non plura<text:line-break/>quam octo. Ac sane omnia ordine percensebo, a prima<text:line-break/>orsus divisione, quae in quindecim esu Sex quidem erunt,<text:line-break/>quae prima .dicta sunt, . quaeque a communi capitis str-<text:line-break/>tura et ab ea, . quae a temporibus sub osse jugali et in-<text:line-break/>femoribus oculorum palpebris ad medium superciliorum<text:line-break/>ascendit, continentur. At duo deinceps ex his magna,</text:p>
      <text:p text:style-name="P1">lu quibus et malas et dentes prope omnes fitus esse di-<text:line-break/>ximus. Duo quoque alia, quae ad nati foramina. Tum<text:line-break/>praeter ista alia duo ipsius nasi. Deinde alia -insuper<text:line-break/>duo in maxillae extremo, in quibus dentes incisores, prae-<text:line-break/>que iis omnibus sphenuides solum in omnibus non<text:line-break/>coniugatum. At divisio in octo universa maxillae superio-<text:line-break/>ris ossa ad hunc se modum habet. Sex quidem illa pri-<text:line-break/>ma duo numera<text:span text:style-name="Default_20_Paragraph_20_Font"><text:span text:style-name="T2">n</text:span></text:span>tur; unum, quod in extrema est maxll-<text:line-break/>la ; quemadmodum et id, quod ad nest est foramina; ip-<text:line-break/>suas autem nest propria duo; et reliqua <text:span text:style-name="Default_20_Paragraph_20_Font"><text:span text:style-name="T2">omnium</text:span></text:span> lu tota<text:line-break/>maxilla ossium maxima, quae ad malas et dentes prope<text:line-break/>omnes, ut antea dictum est; et sphenuides, quod solum<text:line-break/>ex omnibus coniugationis est expers.</text:p>
      <text:h text:style-name="Heading_20_2" text:outline-level="2">Cap. U </text:h>
      <text:p text:style-name="P5">luter ossa et dentes numerandi sunt, ta-<text:line-break/>metii sophistis quibusdam non placet. Quod fi ipsus ita<text:line-break/>vocare nobis non concedant, aliud tamen eis dare nomen ju-<text:line-break/>re tenebantur. Neque enim cartilagines; neque arterias, rre-<text:line-break/>que venas, neque nervos eos decenter nominandos esse, pla-</text:p>
      <text:p text:style-name="P1">num utique est; multo vero minus alipes, aut pilos, aut<text:line-break/>carnes, aut glandulas, aut ullas simpliciter alias corporis<text:line-break/>partes. Ergo si neque in venarum anatome, neque in ar-<text:line-break/>teriarum, neque in nervorum, aut musculorum, aut visce-<text:line-break/>rum de ipsis agemus, neque etiam in hae quae jam in-<text:line-break/>stat ossium, (723<text:span text:style-name="T14">)</text:span> neque prorsus de ipsis dicemus. His<text:line-break/>equidem Sophistis longum valere dicendum. esu Dentes .<text:line-break/>vero scxdecim in utraque maxilla sunt; aule quidem qua-<text:line-break/>tuor, qui incisores nominantur; fingatis radicibus omnes<text:line-break/>nixi. His vero deluceps utrinque sunt canini .dentes,<text:line-break/>ipsique unica fulti radice. Qui deinde eos sequuntur ma-<text:line-break/>xillares, utrinque quini, trrraorces quidem, qui in superio-<text:line-break/>re maxilla, biradices vero ii, qui in iuseriore, his exce-<text:line-break/>ptis, qui saepe reperiuntur quadriradices quidam ex su-<text:line-break/>perioribus, ex inferioribus autem triradices, maximeque<text:line-break/>illi omnium primi interiores duo, rarius vero tertius..<text:line-break/>Nonnullis autem non utrinque quini, sed quatuo<text:span text:style-name="Default_20_Paragraph_20_Font"><text:span text:style-name="T4">r</text:span></text:span> aut<text:line-break/>sex maxillares orti sunt.. At non. solum sic vocantur, sed</text:p>
      <text:p text:style-name="P1">et molae femineo genere <text:span text:style-name="Default_20_Paragraph_20_Font"><text:span text:style-name="T2">seu molares</text:span></text:span>, nomine, opinor, ex<text:line-break/>translatione sumpto , quod iis cibos teramus et comminu-<text:line-break/>amus, veluti molis Cereales fruges. Sed et canini dentes,<text:line-break/>canum dentibus persimiles, ab iis sunt nominati. At in-<text:line-break/>ciforii, quod ii incidunt, ut cultello, quicunque cibi incidi<text:line-break/>possunt. Possunt autem molles videlicet, ad quos a na-<text:line-break/>tura facti sunt; quemadmodum et ad duros caninos den-<text:line-break/>tes cousiruxit, non ad incidendum, sed ad confringendum<text:line-break/>idoneos. omnes autem in alveolorum fossulis - ceu clavi<text:line-break/>impacti sunt. Nam alveoli ossa, quae ipsos continent,<text:line-break/>fossulae vero cava, in quibus infixi sunt, nominantur.<text:line-break/>Participes vero sunt nervorum mollium, qui a cerebro,<text:line-break/>dentes soli e reliquis ossibus; unde et soli manifeste<text:line-break/>sentiunt.</text:p>
      <text:h text:style-name="Heading_20_2" text:outline-level="2">Cap. VI. </text:h>
      <text:p text:style-name="P5">Neque maxillae inferioris os simplex est,<text:line-break/>ut cuipiam videatur ; id namque coctum in mento fum-<text:line-break/>rno laxatus, ut id coaluisse manifeste conspiciatur. At<text:line-break/>pars ejus, quae sursum velut ad caput tendit, in duo ex-</text:p>
      <text:p text:style-name="P1">trema desinit. Et horum extremorum acuto quidem ma,<text:line-break/>nantem a temporali musculo tendonem recipit ; altero au-<text:line-break/>tem ad .os capitis fub mammulam apophasim ut tubercn-<text:line-break/>lo quodam rotundo ibi in glenoidem cavitatem lliarthrosi<text:line-break/>recipitur.</text:p>
      <text:h text:style-name="Heading_20_2" text:outline-level="2">Cap. Uls. </text:h>
      <text:p text:style-name="P5">Spinae totius quatuor et viginti verte-<text:line-break/>brae sunt; quibus plures aut pauciores, praeter naturatus<text:line-break/>sunt, ut capita acuminata. Universa autem eorum stru-<text:line-break/>ctura in cervicem, dotium, lumbos et sacrum os drvidr-<text:line-break/>tur. Cervix itaque capiti ningitur. Dorsum autem dein-<text:line-break/>ceps locatum est, tantum longitudine, quantus et tho-<text:line-break/>rax fuerit. Quod infra reliquum subest, id lumbi appel-<text:line-break/>fantur: ad quorum extremum, quod os fac<text:span text:style-name="Default_20_Paragraph_20_Font"><text:span text:style-name="T4">t</text:span></text:span>um vocatur,<text:line-break/>situm habet; quidam autem id latum nominant. At ver-<text:line-break/>tebrae quidem in cervice septem numero funt; in dorsi.<text:line-break/>vero duodecim; in lumbis autem quinque. De primis</text:p>
      <text:p text:style-name="P1">itaque dicetur, quae in cervice existunt.. . Nihil enim re-<text:line-break/>fert cervicem eam collumye appellere.</text:p>
      <text:h text:style-name="Heading_20_2" text:outline-level="2">Cap. VllI. </text:h>
      <text:p text:style-name="P5">Quae lu cervice sunt vertebrae, earum<text:line-break/>primae quidem duae per eliarthrofin undique articulan-<text:line-break/>tur , aliarum vero quinque anteriorem partem robustum<text:line-break/>ligamentum per symphyfin .nectit. Non enim certe per<text:line-break/>cartilaginem coalescunt, ut nonnulli arbitrantur; sed ea<text:line-break/>membrana, quae geminas spinalis. medullae meningas fi,-<text:line-break/>ris ambit, lu messiam ipsarum sedem incidens, commune<text:line-break/>utrisque vinculum fit. Ita ve<text:span text:style-name="Default_20_Paragraph_20_Font"><text:span text:style-name="T2">r</text:span></text:span>o se habet in vertebris om-<text:line-break/>nibus, duabus primis exceptis, uti demonstrabitur. Quum<text:line-break/>autem duplex sit motus capitis, alter quidem et annuendi<text:line-break/>et abnuendi, alter vero utramque lu partem circumageu-<text:line-break/>di, priorem quidem secundae vertebrae pyrenoides (<text:span text:style-name="Default_20_Paragraph_20_Font"><text:span text:style-name="T2">tur-<text:line-break/>binata</text:span></text:span>) apophyfis potissimum efficit; alterum vero secun-<text:line-break/>dae vertebrae cum capitis coronis drarthrofis. Sed isti<text:line-break/>quidem per transversas partes fiunt tum primae, tum ca-<text:line-break/>pilis ipsius. At pyrenoides apophyfis acclivis est qui-</text:p>
      <text:p text:style-name="P1">dem, verum ab anterioribus partibus secundae vertebrae<text:line-break/>proficiscens capiti praevalido quodam fimulque rotundo<text:line-break/>ligamento convincitur. Ac sane et idoneum ipsi locum -<text:line-break/>prima vertebra. praebet, in quo tuto fulcitur; et trans-<text:line-break/>verfum quoddam aliud ligamentum, in prima.ipsa verte-<text:line-break/>bra ortum, intro ipsi adjeetum esu Nonnulli quidem ddon-<text:line-break/>tojdem (<text:span text:style-name="Default_20_Paragraph_20_Font"><text:span text:style-name="T2">dentisermem</text:span></text:span><text:span text:style-name="Default_20_Paragraph_20_Font"><text:span text:style-name="T3">)</text:span></text:span> hanc apophysin vocanti Hippocrates<text:line-break/>vero totam etiam secundam vertebra<text:span text:style-name="Default_20_Paragraph_20_Font"><text:span text:style-name="T2">t</text:span></text:span>o dentem ab ea ap-<text:line-break/>pellavit. Habet autem et alias prima verteb<text:span text:style-name="Default_20_Paragraph_20_Font"><text:span text:style-name="T2">r</text:span></text:span>a cavitates<text:line-break/>duas superficiarias glenoides in inferioribus sui partibus,<text:line-break/>iis, quae. superiores finit, assimiles. Sunt autem merito<text:line-break/>superiores quidem majores, ut quae -capiti per diarthro-<text:line-break/>sin artieulantur ;- minores autem infernae, quae secundam<text:line-break/>vertebrato admittunt. Esit autem prima quidem et latis-<text:line-break/>sima et tenuissima; secunda autem ordine angustior nui-<text:line-break/>dem, sed tamen robustior; atque sic caeterae post eam<text:line-break/>omnes: Quanto enim spinae medulla, in nervorum- ape-<text:line-break/>physica consumpta, se ipsa fit tenuior, tanto et inferio-</text:p>
      <text:p text:style-name="P2">rum vertebrarum foramina minuuntur; unumquodque<text:line-break/>enim contentae in fe dorsi medullae crassitudini aequale<text:line-break/>esu Hoc igitur vertebris omnibus commune est, quem-<text:line-break/>admodum sane et illae in transversum apophyfes, prae-<text:line-break/>terque has acclives et declives apophyfes, per quas inter<text:line-break/>fe per diarthrofin nectuntur. lu caeteris autem plurima<text:line-break/>quidem his communia, pauca vero diversa, de quibus de-<text:line-break/>inceps dicam. Posteriorem apophyfin, quam spinam no-<text:line-break/>minant, omnes habent, excepta prima vertebra. Huic<text:line-break/>autem soli in parte anteriore apophysis parva esu E<text:line-break/>caeleris autem omnibus transversas apophyscs semper per-<text:line-break/>foratus habent eae solae, quae in cervice sunt, praeter se-<text:line-break/>. ptimam, quae sane et ultima earum est. At raro inve-<text:line-break/>. uras huic quoque perforatas. Easdem porrot apopby-<text:line-break/>fes leniter quodammodo bipartitae solae habent eae,<text:line-break/>quae in cervice sunt, (724<text:span text:style-name="T14">)</text:span> praeter primas duas ; sus enim<text:line-break/>ruat simplices ; at sextae duplices manifeste sunt, et cae-<text:line-break/>terarunr omnium maximae; ut ipsa maxima est. Sed</text:p>
      <text:p text:style-name="P1">et earum altera, quae intus, adrnodunt lata est. At ob-<text:line-break/>longa cujusque vertebrae pars anterior , qua etiam luter<text:line-break/>sc coalescunt-, iis maxime, quaero cervice sunt , praeter-;<text:line-break/>quam primae. Nervis denique, qui e spluali medulla<text:line-break/>nascuntur et ad vertebrarum commissuras prodeunt, utra-<text:line-break/>que e cervicis vertebris peraeque ac primae confert; e.<text:line-break/>caeteris autem omnibus quae superior sila est, ea aut,<text:line-break/>quamplurimum, aut totum.</text:p>
      <text:h text:style-name="Heading_20_2" text:outline-level="2">Cap. IX. </text:h>
      <text:p text:style-name="P5">Duodecim quidem numero thoracis verte-<text:line-break/>bras esse antea lictum esit, nisi si raro cuipiam deesse<text:line-break/>una aut. exuperare reperietur. Atque ex his ipsis ali-:<text:line-break/>quam deesse, quam superesse, rarius esu omnibus autem;<text:line-break/>ipsis spinae apophyses maximae sunt adusque . decima<text:span text:style-name="Default_20_Paragraph_20_Font"><text:span text:style-name="T2">t</text:span></text:span>a.<text:line-break/>Perquam magnae etiam sunt transve<text:span text:style-name="Default_20_Paragraph_20_Font"><text:span text:style-name="T2">r</text:span></text:span>sae, quibus ad ecu -<text:line-break/>stas annectuntur. Id vero ipsarum corpus in. primo qivj.<text:line-break/>dem leniter quodammodo in inferiora oblongum est; rsu-<text:line-break/>iis vero, quae deinceps sunt, paulatim definiti Hae qui-<text:line-break/>dem et spinam ad decimam usque ver februm cervicis</text:p>
      <text:p text:style-name="P1"><text:span text:style-name="Default_20_Paragraph_20_Font"><text:span text:style-name="T2">spinis</text:span></text:span> similem habent, superne deorsum tendentem. Con-<text:line-break/>tra vero a decima ab imo sursum repens fertur; per du-<text:line-break/>as quidem, quae ipsam sequuntur, obscure, per alias au-<text:line-break/>tem aperte. Id vero ipsimi et transversae apophyfies pa-<text:line-break/>tiuntur. Nam quae stupra decimam sunt, deorsum, quae in-<text:line-break/><text:span text:style-name="Default_20_Paragraph_20_Font"><text:span text:style-name="T2">i</text:span></text:span>ra, sursum repunt. Solae siquidem, quae in decima funt,<text:line-break/>neutro inclinanti Sola enim ea vertebra non acclives<text:line-break/>stilum, fed et declives apophyses in extrema condylodea<text:line-break/>desinentes habet,. sicuti prima cervicis vertebra utrasque<text:line-break/>apophyses glenoides. Caeterarum autem iis, quae supra<text:line-break/>funt decimam sitae, <text:span text:style-name="Default_20_Paragraph_20_Font"><text:span text:style-name="T2">ap</text:span></text:span>o<text:span text:style-name="Default_20_Paragraph_20_Font"><text:span text:style-name="T2">psuse</text:span></text:span>s condyloeides quidem sunt<text:line-break/>acclives, glenoides vero declives: infra vero locatis con-<text:line-break/>traria <text:span text:style-name="Default_20_Paragraph_20_Font"><text:span text:style-name="T2">accidunt.</text:span></text:span></text:p>
      <text:h text:style-name="Heading_20_2" text:outline-level="2"><text:span text:style-name="Default_20_Paragraph_20_Font"><text:span text:style-name="T22">C</text:span></text:span>ap. X. </text:h>
      <text:p text:style-name="P5">De lumborum vertebris caetera quidem<text:line-break/>prope jam prius dicta sinat. Etenim quod quinque,<text:line-break/>quodque .maximi quidem caeterorum ipsi funt atque crus-<text:line-break/>fissimi; quod angustum iutus cuiusque foramen, ut et in<text:line-break/>ipsis medulla tenuia; quod et apophyses rursum spectan-</text:p>
      <text:p text:style-name="P1">tes habeant; quod et per solam praepositam nervus dilati<text:line-break/>batus, quodque acclivium et declivium apophyseon (in<text:line-break/>quibus inter se diarthrosi articulanturj condylodea qui-<text:line-break/>dem extuberent superpositarum ext<text:span text:style-name="Default_20_Paragraph_20_Font"><text:span text:style-name="T2">r</text:span></text:span>ema, glenordea vero<text:line-break/>supposuerunt sinuentur, antea diximus. Si quid vero<text:line-break/>ipfis proprium lusit et super alias eximium, hic explica-<text:line-break/>bitur. Foramina itaque nullo ordine disposita interiore lu .<text:line-break/>parte in singulis lumborum vertebris sunt, in quae inse-<text:line-break/>runtur venae, eaque in celeris quidem aut nullatenus<text:line-break/>aut prorsus exigua videas. lu his vero et manifesta et<text:line-break/>multa conspiciuntur. . Et sane alia quaedam declivis in<text:line-break/>ipfis apophyfis est ab . insigni exortu nervi constito—<text:line-break/>ta, haecque interdum quidem inest omnibus, interdum<text:line-break/>vero in postremis aut exigua plane, aut prorsum nulla;<text:line-break/>sed superpofitae perpetuo ipsam habent, quemadmodum<text:line-break/>et ultimae dorfi duae.</text:p>
      <text:h text:style-name="Heading_20_2" text:outline-level="2">Cap. XI. </text:h>
      <text:p text:style-name="P5">[De osse sacro.] Atque hoc vertebris respondet<text:line-break/>ratione diarthroseos , qua cum superiori posita jungitur.</text:p>
      <text:p text:style-name="P1"><text:span text:style-name="Default_20_Paragraph_20_Font"><text:span text:style-name="T15">E</text:span></text:span>jus enim declives apophyses suscipit, ut illa acclives eas,<text:line-break/>quae supra se. Ac sane et spinam caeteris similem habet.<text:line-break/>Sed transversae ipfius apophyses et magnae et latae sunt,<text:line-break/>quamvis earum pars exterior quandam glenoidem cavi-<text:line-break/>tatem habeat., quam ilium ossa ingrediuntur. Id autem<text:line-break/>ex tribus partibus tanquam ex propriis quibusdam verte-<text:line-break/>bris constructum est, quibus quartum os aliud in extremo<text:line-break/>adjacet, quod coccygem vocitant. omnium autem jco-<text:line-break/>orione dissolutorum structura iis vertebrarum similis ap-<text:line-break/>paret. At qui a spinae medulla per ejus foramina nervi<text:line-break/>prodeunt, ad suarum veluti vertebrarum structuras in infit<text:line-break/>transeunt, quemadmodum et per spinam totam, non<text:line-break/>tamen ex transversis quidem partibus , sed ex iis,<text:line-break/>quae intus et foris sunt. Sunt autem omnia ipsorum<text:line-break/>paria tria.</text:p>
      <text:h text:style-name="Heading_20_2" text:outline-level="2">Cap. XII. </text:h>
      <text:p text:style-name="P5">l<text:span text:style-name="T6">n</text:span> extremo lati aliud os est, quod coc-<text:line-break/>cyx vocatur ; ex tribus et ipsum propriis partibus con-<text:line-break/>stat, magis cartilagineis quam lati, polissimumque ea, quae</text:p>
      <text:p text:style-name="P1">extremo fubjecta est. Sed et ad earum iuncturas ex po-<text:line-break/>sterioribus partibus et <text:span text:style-name="Default_20_Paragraph_20_Font"><text:span text:style-name="T2">anterioribu</text:span></text:span>s nervi prodeunt. Pri-<text:line-break/>urum quidem par ex partibus oritur, quibus latum os coc-<text:line-break/>eyx attingit. Secundum ve<text:span text:style-name="Default_20_Paragraph_20_Font"><text:span text:style-name="T2">r</text:span></text:span>o ex commissura primae par-<text:line-break/>tis cum secunda ortum ducit. Tertium ex fecunda cum<text:line-break/>tertia. Quantum autem spinalis medullae est reliquum,<text:line-break/>ad ipsius tertiae partis extremum prodit fotum ime pari.</text:p>
      <text:h text:style-name="Heading_20_2" text:outline-level="2">Cap. Xlll. </text:h>
      <text:p text:style-name="P4">Sternum, costae et spinae dorsi verte—<text:line-break/>brae thoracis ossa sunt, duodecim quidem utrinque - costae,<text:line-break/>sicuti et vertebrae. Singulae namque singulis <text:span text:style-name="Default_20_Paragraph_20_Font"><text:span text:style-name="T2">vertebris<text:line-break/></text:span></text:span>per diarthrofin connectuntur. Sterni ossa invicem per<text:line-break/>fynartlmofin copulantur; septeni autem numero sunt, quot<text:line-break/>et costae, quae cum eo drarthrosi alligantur. Inferiori au-<text:line-break/>tem ejus fini triangula cartilago adnascitur. Jam vero<text:line-break/>cujusque costae cum vertebris diarthrofis ita fe habet.<text:line-break/>Transversae ipsarum ap.ophyfeos radicem costae princi-<text:line-break/>pium eminentia quadam eondylode ingreditur; .(725) at</text:p>
      <text:p text:style-name="P1">quae ipsam suscipit caritas; et superficiaria et parva est;<text:line-break/>amboque sursum magis vergunt, tum cavitas, tum costae<text:line-break/>principium. lude vero per tutam transversam apophy-<text:line-break/>Ilu costa supervehitur; ac deinde janiad extremunr ipsius<text:line-break/><text:span text:style-name="Default_20_Paragraph_20_Font"><text:span text:style-name="T2">ep</text:span></text:span>i<text:span text:style-name="Default_20_Paragraph_20_Font"><text:span text:style-name="T2">ph</text:span></text:span>yseo<text:span text:style-name="Default_20_Paragraph_20_Font"><text:span text:style-name="T2">s</text:span></text:span> diartluofis <text:span text:style-name="Default_20_Paragraph_20_Font"><text:span text:style-name="T2">illa</text:span></text:span> aliam efficit deorsum repen-<text:line-break/>tem , adeo ut diarthrofis duplex cum vertebra costae fiat.<text:line-break/>Rursusque. ad sternunt ipsarum diartluofis obscurior<text:line-break/>quidem est, non tamen ei abdita, qui circumiacentia liga-<text:line-break/>menta removerit Nam ibi Ungularum in. condylodes ca-<text:line-break/>put desinentium pars . cartilaginosa. singulis sterni ossibus<text:line-break/>cavitatem quandam superficialem sortitis diarthrofi con-<text:line-break/>nectitm. Ita vero exiguus ipsarum motus est, ut synar-<text:line-break/>throfis quoque nominari queat In multis autem aliis<text:line-break/>corporis partibus ossium compositiones ambiguae sunt, ut<text:line-break/>dubites, an per diarthrofin eas inter se , an per synar-<text:line-break/>throfiu copulari dicendum sit. At tota sterni quidem fi-<text:line-break/>gura.xiphi (<text:span text:style-name="Default_20_Paragraph_20_Font"><text:span text:style-name="T2">gladio</text:span></text:span><text:span text:style-name="Default_20_Paragraph_20_Font"><text:span text:style-name="T3">)</text:span></text:span> fimitis existit, ob idque xiphoidem non-</text:p>
      <text:p text:style-name="P1">nulli ipsimi <text:span text:style-name="Default_20_Paragraph_20_Font"><text:span text:style-name="T2">siernu</text:span></text:span>m appellitant, quidam vero non totum<text:line-break/>.sternunt, sed eam solam, quae ipsius extremo inest, carti-<text:line-break/>laginem sic nominant. Costarum autem non una neque<text:line-break/>simplex figura est; nam post ipsarum cum vertebris di-<text:line-break/>arthrosin in anteriora simul: et inferiora seruntur, mule<text:line-break/>tumque intervallum . progressae, denuo sursum ad sternam<text:line-break/>repentinum flexum sumentes, recurvantur. Unde jam,<text:line-break/>quicquid earum ad sternunt est, non os, sed cartilago exi- .<text:line-break/>stiti Reliquae vero quinque nothae. At hae per . sym-<text:line-break/>phyfin diaphragmati et sibi invicem uniuntur, ac in ex-<text:line-break/>quisitam cartilaginem cessant. Postrema ab aliis in fine<text:line-break/>ipsarum sola secernitur, ac revera notha est. Nec his,<text:line-break/>nec aliis omnibus costis par longitudo est, sed supernae<text:line-break/>insemaeque sunt breviores, mediae longiores,</text:p>
      <text:h text:style-name="Heading_20_2" text:outline-level="2">Cap.. XIV. </text:h>
      <text:p text:style-name="P5">Scapulae post thoracem litae sunt;. per r<text:line-break/>musculos autem ossi .posteriori capitis, spinae rlracheos,</text:p>
      <text:p text:style-name="P2">thoracis costis praepofitoque laryngis ossi fymphysi conne-<text:line-break/>ctuntur. Inaequales autem fiunt admodum et omnibus<text:line-break/>fui partibus dissimiles. Foris enim gibbae; intus vero si-<text:line-break/>mae. Ac tenuis quidem et oblonga ipfarum basis infe-<text:line-break/>. vior; at summa extremitas et crassa et parva esu Eas<text:line-break/>vero coniungit multis in locis cartilago, et plurima basis,<text:line-break/>a qua humilis ortum ducens spina paulatim adaugescit,<text:line-break/>ad usque acromli loca ascendens; ibique ipsi clavis per<text:line-break/>fynarthrosin connectitur. Ipfam quidem earum <text:span text:style-name="Default_20_Paragraph_20_Font"><text:span text:style-name="T2">partium<text:line-break/></text:span></text:span>structuram nonuulli anatomici acromium nominant. Qui-<text:line-break/>dam vero praeter haec ambo, quae coniunguntur, aliud<text:line-break/>tertium os esse inquiunt, quod in solis hominibus compe-<text:line-break/>ritur, idque cataclida (<text:span text:style-name="Default_20_Paragraph_20_Font"><text:span text:style-name="T2">acclave</text:span></text:span>) et acromium appellunt.. lu<text:line-break/>hac vero regione apophyfis quaedam om optatae fubjacet,<text:line-break/>cervix autem ouroplatae nominatur; cui ad finem m ace-<text:line-break/>tabulam desinenti brachii caput diarthrosi connectitur.<text:line-break/>At vero et alia hic est interna apophyfis acuta et exigua;<text:line-break/>ipsam autem vocant nonnulli quidem ancyroidem (<text:span text:style-name="Default_20_Paragraph_20_Font"><text:span text:style-name="T2">ancho-</text:span></text:span></text:p>
      <text:p text:style-name="P1">v<text:span text:style-name="Default_20_Paragraph_20_Font"><text:span text:style-name="T2">ariam</text:span></text:span>), alii vero corac<text:span text:style-name="Default_20_Paragraph_20_Font"><text:span text:style-name="T2">d</text:span></text:span>idem (<text:span text:style-name="Default_20_Paragraph_20_Font"><text:span text:style-name="T2">cornicularium</text:span></text:span><text:span text:style-name="Default_20_Paragraph_20_Font"><text:span text:style-name="T8">)</text:span></text:span>, quod ejua<text:line-break/>extremum ut comicis rostrum exterius promineat.</text:p>
      <text:h text:style-name="Heading_20_2" text:outline-level="2">- Cap. XV</text:h>
      <text:p text:style-name="P5">Clavicula utraque summo sterno diar-<text:line-break/>throsi articulatur; cavernosa est, tum figura, tum crassitu-<text:line-break/>dine inaequalis. Etenim pars ipsarum inferior, quae ster-<text:line-break/>no diarthrofi alligatur, caeteris et crassior et rotundior<text:line-break/>est; quae huic succedit, multo quidem gracilior, sed re-<text:line-break/>tunda est. Reliquum omne inaequale est adusque com-<text:line-break/>missuram cum omoplata, ubi et paulatim quodammodo- di-<text:line-break/>latatur. Totius autem ipsius claviculae partes mediae<text:line-break/>foris gibbae sunt magisque in ipsis, quae ad omoplatam<text:line-break/>repunt.</text:p>
      <text:h text:style-name="Heading_20_2" text:outline-level="2">Cap. XVI. </text:h>
      <text:p text:style-name="P5">os brachii om<text:span text:style-name="Default_20_Paragraph_20_Font"><text:span text:style-name="T2">n</text:span></text:span>ium ossium maximum,<text:line-break/>excepto femore, in utroque fui fine, superno ac inferno,<text:line-break/>diarthrofi articulatur. In summo equidem humero epi-<text:line-break/>phyfin habet capitis praegrandis cervici parvae adnatant.<text:line-break/>lu eo et quaedam caritas est ceu scissura lata ad auteri-<text:line-break/>ores partes, totum caput in duas portiones dividens con-</text:p>
      <text:p text:style-name="P2">stylis similes. Finis autem inferior lu condylos inaequa-<text:line-break/>lea definit, quorum externo radii caput diarthrofi anne-<text:line-break/>oritur, interno autem nullum prorsus os <text:span text:style-name="T18">co</text:span><text:span text:style-name="Default_20_Paragraph_20_Font"><text:span text:style-name="T19">mmittitur</text:span></text:span> oh<text:line-break/>id multo major apparet externo, etsi paulo grandior est.<text:line-break/>lu hoc fine inferiori brachii caritas est, iis, quae tr<text:span text:style-name="Default_20_Paragraph_20_Font"><text:span text:style-name="T2">o-<text:line-break/></text:span></text:span>ehleis insunt, similis, circa quam cubitus movetur. Ubi au-<text:line-break/>tem haec cavitas. finitur, utrisque in partibus caritas est<text:line-break/>altera altero lu fine, anterior posteriore minor. Eae ve-<text:line-break/>ro <text:span text:style-name="Default_20_Paragraph_20_Font"><text:span text:style-name="T2">cavitate</text:span></text:span>s cubiti coronas excipiunt, lu summis quidem<text:line-break/>contractionibus anteriorem anterior, in extensionibus au-<text:line-break/>tem posteriorem posterior. Caeteris vero partibus rotun-<text:line-break/>dum est brachium, non tamen rectum, neque. omnino si-<text:line-break/>mile. Gibbum etenim in anteriora et exteriora, in po-<text:line-break/>steriora vero et interiora fimum est.</text:p>
      <text:h text:style-name="Heading_20_2" text:outline-level="2">Cap. XVll.. </text:h>
      <text:p text:style-name="P5">Totum equidem <text:span text:style-name="Default_20_Paragraph_20_Font"><text:span text:style-name="T2">corpu</text:span></text:span>s inter brachium<text:line-break/>et carpum <text:span text:style-name="Default_20_Paragraph_20_Font"><text:span text:style-name="T2">p</text:span></text:span>q<text:span text:style-name="Default_20_Paragraph_20_Font"><text:span text:style-name="T2">situm</text:span></text:span> cubitus vocatur; vocatur vero et al-<text:line-break/>lerum os eorunr, quae in ipsi, <text:span text:style-name="Default_20_Paragraph_20_Font"><text:span text:style-name="T2">corp</text:span></text:span>o<text:span text:style-name="Default_20_Paragraph_20_Font"><text:span text:style-name="T2">re</text:span></text:span> sunt, nrajus, quod</text:p>
      <text:p text:style-name="P1">alteri, radio appellato , . subj aceti Hic itaque <text:span text:style-name="Default_20_Paragraph_20_Font"><text:span text:style-name="T2">radius</text:span></text:span> in<text:line-break/>superiori fui extremo exteriorem brachii condylum su-<text:line-break/>perfiriaria cavitate amplectitur. - Atque hujus diarthrofeos -<text:line-break/>munus est tum in pronum tum in supinum <text:span text:style-name="Default_20_Paragraph_20_Font"><text:span text:style-name="T2">situm</text:span></text:span> totam nra-<text:line-break/>num adducere. Cubitus- vero duas habet apophyfies, easque<text:line-break/>duas coronas, minorem quidem anteriorem, majorem vero<text:line-break/>alteram ; cavitatem autem cubiti ipsae comprehendunt fig- .<text:line-break/>Matnidem, (726<text:span text:style-name="T14">) </text:span>in quam brachii orbita trochlearis inter du-<text:line-break/>os hujus condylos sita inseritur. Atque hujus diarthroseos<text:line-break/>munus est totam manum et extendere. et. flectere. Cubitus<text:line-break/>autem lu utroque siti extremo^ validis aeque ligamentis<text:line-break/>radio colligatur ; at medio prorsus ab invicem diducun-<text:line-break/>tur.- Utrumque autem ipsorum juxta carpi partes epi-<text:line-break/>physin foris quidem -gibbam, intus vero cavam. habet; cu-<text:line-break/>bitas quidem minimo digito, nadius autem maximo re-<text:line-break/>spondentem. lu ipsam vero cavitatem corpus immittitur,<text:line-break/>eique diarthrosi articulatur. - Praeterea insignis. est cubito<text:line-break/>apophysis, quae stylotdes vo<text:span text:style-name="Default_20_Paragraph_20_Font"><text:span text:style-name="T2">c</text:span></text:span>atur; quaeque carpo. diar-</text:p>
      <text:p text:style-name="P1">throsi articulatur. Sed hujus <text:span text:style-name="Default_20_Paragraph_20_Font"><text:span text:style-name="T2">apophpseos</text:span></text:span> functio quidem<text:line-break/>est carpi in obliquum <text:span text:style-name="Default_20_Paragraph_20_Font"><text:span text:style-name="T2">situm</text:span></text:span> deductio, alterius autem in<text:line-break/>rectum, quibus summam manum et extendimus et fle-<text:line-break/>ctimus.</text:p>
      <text:h text:style-name="Heading_20_2" text:outline-level="2">Cap. XA11I. </text:h>
      <text:p text:style-name="P5">Octo construunt ossa carpum, in duos<text:line-break/>ordines conferta; dura omnia, et parva, et meduHae ex-<text:line-break/>pertia, figuraeque multiplicis. Etenim partim gibba sunt,<text:line-break/>partim sima ; partim recta, partim rotunda. Omnia vero<text:line-break/>nervicartilagineis ligamentis inter fe per fynarthrosin,<text:line-break/>non autem per symphysin (ut quidam autumant) colli-<text:line-break/>gantur; leniter quidem gibba exteriori <text:span text:style-name="Default_20_Paragraph_20_Font"><text:span text:style-name="T2">s</text:span></text:span>uperficie, inte-<text:line-break/>riori vero cava. Itaque superior carpi feries tri-<text:line-break/>bus constans ossibus quodammodo rotunda sit , quae<text:line-break/>cum cubito , radio , styloïde apophysi per diartlirolin<text:line-break/>articulatur, praeterquam quod carpi os ad parvum<text:line-break/>digitum glenoïde cavitate brevi styloïdem cubiti apo-<text:line-break/>physin excipit. Medium autem ex iis iliam m<text:span text:style-name="Default_20_Paragraph_20_Font"><text:span text:style-name="T13">axi</text:span></text:span>me<text:line-break/>sudem occupavit, ubi et cubitus et radius inter fe coe-</text:p>
      <text:p text:style-name="P1">tmI. Tertium vero biforme a radio excipitur. At infe-<text:line-break/>rior carpi feries suis quatuor ossibus metacarpio per fyn-<text:line-break/>arthrosin articulatur. Quintum denique sudem habet in<text:line-break/>Iliis carpi partibus, quibus inest potissimum styloïdes cu-<text:line-break/>biti apophysis.</text:p>
      <text:h text:style-name="Heading_20_2" text:outline-level="2">Cap. XIX. </text:h>
      <text:p text:style-name="P6">Interstitium carpi ac digitorum meta-<text:line-break/>carpium nominatur; quod fynarthrosi quidem carpo, di-<text:line-break/>arthrosi vero primis digitorum phalangibus ^sic enim di-<text:line-break/>gitorum ossa nominantur, nonnulli vero ipsa scytalidas<text:line-break/>appeliant) afligatur, quum <text:span text:style-name="Default_20_Paragraph_20_Font"><text:span text:style-name="T2">s</text:span></text:span>olius magni digiti prima<text:line-break/>phalanx ipsi metacarpi<text:span text:style-name="Default_20_Paragraph_20_Font"><text:span text:style-name="T2">o</text:span></text:span> oblique per diarthr<text:span text:style-name="Default_20_Paragraph_20_Font"><text:span text:style-name="T2">o</text:span></text:span>sin annexa<text:line-break/>sit. Quare singuli digiti ex tribus constant ossibus, priori<text:line-break/>semper phalange in pavitatem subeunte, quae in scquen-<text:line-break/>tis <text:span text:style-name="Default_20_Paragraph_20_Font"><text:span text:style-name="T2">phalangis</text:span></text:span> principio locata est. Consentaneum nam-<text:line-break/>qne est et asserere, magnum digitum ex tribus ossibus<text:line-break/>constare, et non metacarpio primam illius phalangem<text:line-break/>ascribere, quae ab utrisque fui partibus per diarthrosin</text:p>
      <text:p text:style-name="P1">connexa est, quod primis quidem digitorum; non autem<text:line-break/>metacarpii ossibus accidit. Unde nonnullus jure asseru-<text:line-break/>erit, nretacarpii quidem quatuor .duntaxat, quinque<text:line-break/>vere digitorum quindecim osia esse. At qui tertium<text:line-break/>os magni digiti metacarpio attribuunt, ii quatuordecim<text:line-break/>quidem digitorum, quinque vero metacarpii ossa esse<text:line-break/>astruunt.</text:p>
      <text:h text:style-name="Heading_20_2" text:outline-level="2">-Cap. XX. </text:h>
      <text:p text:style-name="P6">Lateralibus lati ossis apophyfibus tum<text:line-break/>rectis tum magnis duo quaedam ossa connexa stant, quae<text:line-break/>nullum nomen libi totis impositum sortiuntur. Superiores<text:line-break/>enim ipsorum partes latae ilium ossa vocantur; post adi-<text:line-break/>tum vero <text:span text:style-name="Default_20_Paragraph_20_Font"><text:span text:style-name="T2">scm</text:span></text:span>o<text:span text:style-name="Default_20_Paragraph_20_Font"><text:span text:style-name="T2">ris</text:span></text:span> et exterio<text:span text:style-name="Default_20_Paragraph_20_Font"><text:span text:style-name="T2">r</text:span></text:span>es et interiores ischiam<text:line-break/>ossa; quae vero inde in anteriores partes sursum ten-<text:line-break/>dunt, tenues et perso<text:span text:style-name="Default_20_Paragraph_20_Font"><text:span text:style-name="T2">n</text:span></text:span>atae, et quae in extremo per lyra-<text:line-break/>phyfin coniunctae sunt, pubis ossa. Acetabulum autem<text:line-break/>utrique inest coxendici praegrande, quod robustissimo li-<text:line-break/>gamento eumnsemoris capite coniunctum esu,: .</text:p>
      <text:h text:style-name="P8" text:outline-level="2">C ap. XXI. </text:h>
      <text:p text:style-name="P6">Os femoris omnium animalis ossium ma-<text:line-break/>xitnunr quidem esu Id autem supra quidem ischio , su-<text:line-break/>ira vero tibiae per diarth<text:span text:style-name="Default_20_Paragraph_20_Font"><text:span text:style-name="T2">r</text:span></text:span>osin articulatur. Ac furium<text:line-break/>quidem epipbysiu habet capitis exacte rotundi supra cer-<text:line-break/>vicem oblongam, ad interiores partes repentem; deorsum<text:line-break/>vero sensim patescens in duos condylos desinit. Licet<text:line-break/>vero hos ita magnos condylos capita vocare.. Ac sane<text:line-break/>tibiae colligatur, non membranulis solum ligamentis in<text:line-break/>ambitu totam diarthrosin occupantibus, sed et tribus<text:line-break/>aliis robustis fimus ac rotundis, .quorum unum quidem ab<text:line-break/>exterioribus totius apophyscos partibus, alterum vero ab<text:line-break/>interioribus, tertium denique in posterioris ac interioris<text:line-break/>regionis medio exporrectum est. At totum femur figura<text:line-break/>gibbum quidem est interiore ac exteriore in parte, simum<text:line-break/>vero in poste<text:span text:style-name="Default_20_Paragraph_20_Font"><text:span text:style-name="T2">r</text:span></text:span>iore ef interiore.. Apophyscs autem habet<text:line-break/>duas deorfum sub cervice,. quas trochanteras appellant;<text:line-break/><text:span text:style-name="Default_20_Paragraph_20_Font"><text:span text:style-name="T2">quarum</text:span></text:span> longe majorem externam, quae et nates no-<text:line-break/>minatur,</text:p>
      <text:h text:style-name="P8" text:outline-level="2">Cap. XXII. </text:h>
      <text:p text:style-name="P6">Tibia vocatur quidem fio tum tota<text:line-break/>cruris pars, quae inter genu ac talum <text:span text:style-name="Default_20_Paragraph_20_Font"><text:span text:style-name="T2">postta est, </text:span></text:span>tum<text:line-break/>vero vocatur in ipsa os majus. Id vero interius situm<text:line-break/>est, cui foli femur per diarthrosin articulatur. Exterius<text:line-break/>namque os fibula vocatur, quod crassitudine quidem a<text:line-break/>tibia multum <text:span text:style-name="Default_20_Paragraph_20_Font"><text:span text:style-name="T2">s</text:span></text:span>uperatur, nec tamen longitudine ad genu<text:line-break/>protenditur. Tibiae autem utroque suo extremo per fyn-<text:line-break/>artbrosin alligatur; in medio autem penitus a fe invi-<text:line-break/>cem abscedunt. At tibia, qua femori connectitur, Ista-<text:line-break/>gnam habens epiphysin in extremo famur excipit, quod<text:line-break/>duas ipsius cavitates ingreditur. In medi<text:span text:style-name="Default_20_Paragraph_20_Font"><text:span text:style-name="T2">o</text:span></text:span> <text:span text:style-name="T6">(</text:span>727) autem<text:line-break/>cavitatum eminentia quaedam nervicartilaginea in me-t<text:line-break/>dium condit<text:span text:style-name="Default_20_Paragraph_20_Font"><text:span text:style-name="T2">o</text:span></text:span>rum femoris tanquam in [cissuram quan-:<text:line-break/>dam profundam inferitur. Quicquid vero in anteriore<text:line-break/>tibiae parte carne vacuum, ac tenue efi, anticnennum<text:line-break/><text:span text:style-name="Default_20_Paragraph_20_Font"><text:span text:style-name="T2">(pr</text:span></text:span>o<text:span text:style-name="Default_20_Paragraph_20_Font"><text:span text:style-name="T2">tibiale</text:span></text:span>) nominatur. Quae vero ab ip<text:span text:style-name="Default_20_Paragraph_20_Font"><text:span text:style-name="T2">s</text:span></text:span>orum utraque<text:line-break/>parte extrema sunt tibiae ac fibulae, malleoli. Quae<text:line-break/>vero gibba rursum hic ac prorsus carnis expertia et</text:p>
      <text:p text:style-name="P1">aliis eminentia, ea talos seu astragalos plerique vocitant,<text:line-break/>tuta via aberrantes. Sub his enim astragalus utrinque<text:line-break/>comprehenditur, qui midequaque ita contegitur, ut ipsum<text:line-break/>minime tetigeris. At <text:span text:style-name="Default_20_Paragraph_20_Font"><text:span text:style-name="T2">malleoli</text:span></text:span> ipsa sunt tum tibiae tum<text:line-break/>fibulae apophyseon, extrema, foris quidem gibba,-. ut pa-<text:line-break/>tet, lutus vero cava.</text:p>
      <text:h text:style-name="Heading_20_2" text:outline-level="2">Cap. XXIll. </text:h>
      <text:p text:style-name="P6">Ad femoris et tibiae diartbrofin exte-<text:line-break/>rius os cartilaginosum , figura rotundum incumbit, quod<text:line-break/>gibbas quidem ac veluti coudylodes subjectorum ossiuin<text:line-break/>partes aptis caritatibus complectitur, brevi vero qua-<text:line-break/>dam eminentia quod inter. femur et tibiam patet spatium<text:line-break/>occupat. Id autem os quidam epigonatidem. (<text:span text:style-name="Default_20_Paragraph_20_Font"><text:span text:style-name="T2">patellam</text:span></text:span><text:span text:style-name="Default_20_Paragraph_20_Font"><text:span text:style-name="T8">)</text:span></text:span><text:span text:style-name="Default_20_Paragraph_20_Font"><text:span text:style-name="T2">, .<text:line-break/></text:span></text:span>quidam vero molam nominant.</text:p>
      <text:h text:style-name="Heading_20_2" text:outline-level="2">Cap. XXIV </text:h>
      <text:p text:style-name="P6">Ah paulo ante dictis apophyfibus in<text:line-break/>imis tibiae et fibulae -extremis astragalus comprehenditur..<text:line-break/>Quae pars ejus quadrio vocatur, sursum vergit. Ex cae-<text:line-break/>teris autem ejus partibus posteriores quidem laeves om-</text:p>
      <text:p text:style-name="P1">nes modiceque orbiculatae sunt ac .sursum magis re-<text:line-break/>punt; anteriores; vero rotundo capite oblongae cervici<text:line-break/>adnati, diarthrosi cum osse articulautur, quod fcaph<text:span text:style-name="Default_20_Paragraph_20_Font"><text:span text:style-name="T2">d</text:span></text:span>i-<text:line-break/>des vocatur. Utrinque autem. a dextris et sinistris in<text:line-break/>superciliosus eminentias desinens caritatibus fissi tibia ac<text:line-break/>fibula factis excipitur, laevem veluti fui parteni interius<text:line-break/>habens. Huic vero subjacet os pedis maximum .(calx<text:line-break/>autem vocatur<text:span text:style-name="T6">)</text:span>; quod rotundas quidem astragali partes re-<text:line-break/>cipit et eminentias quasdam geminas in aptas. ejus ca-<text:line-break/>vitat<text:span text:style-name="Default_20_Paragraph_20_Font"><text:span text:style-name="T2">o</text:span></text:span>s inserit. Qua vero gradimur, ipfa leniter rotunda<text:line-break/>et lata esu Sed et posterior quoque rotunda est, ob id-<text:line-break/>que tibiae rectitudinem admodum excedit. Anteriorum<text:line-break/>autem ejus partium ea quidem, quae e directo magni di-<text:line-break/>giti <text:span text:style-name="Default_20_Paragraph_20_Font"><text:span text:style-name="T2">sita est</text:span></text:span>, astragali capiti fubjacet, nullumque fibi con-<text:line-break/>junctum os habet. At rursum ejus extremitas , quae m1-<text:line-break/>nimum digitum adit, cum eo, quod cubaldes. (<text:span text:style-name="Default_20_Paragraph_20_Font"><text:span text:style-name="T2">cubiserme)<text:line-break/></text:span></text:span>appellatur, per synarthrofin connectitur. Id autem ab<text:line-break/>exterioribus sui partibus scaphoidi appositum est. Sed</text:p>
      <text:p text:style-name="P1">illud quidem <text:span text:style-name="Default_20_Paragraph_20_Font"><text:span text:style-name="T2">scaph</text:span></text:span>o<text:span text:style-name="Default_20_Paragraph_20_Font"><text:span text:style-name="T2">ides, </text:span></text:span>qua cum astragalo articulatur,<text:line-break/>cavum est, at cuboides hocce gibbum.. Tria vero de-<text:line-break/>inceps ossa sunt parvula, quae fcaphoidis. extremitati per<text:line-break/>synartbrofin copulantur, cum quibus quoque ipsis exte-<text:line-break/>riori ex parte cuboides porrigitur. Atque post haec qua-<text:line-break/>tuor tarsirs quidem pedis suritur.</text:p>
      <text:h text:style-name="Heading_20_2" text:outline-level="2">Cap. XXU </text:h>
      <text:p text:style-name="P6">Quae <text:span text:style-name="Default_20_Paragraph_20_Font"><text:span text:style-name="T2">pedi</text:span></text:span>s <text:span text:style-name="Default_20_Paragraph_20_Font"><text:span text:style-name="T2">par</text:span></text:span>s pedium vocatur, in-<text:line-break/>cipit <text:span text:style-name="Default_20_Paragraph_20_Font"><text:span text:style-name="T2">explicar</text:span></text:span>i. <text:span text:style-name="Default_20_Paragraph_20_Font"><text:span text:style-name="T2">Jd</text:span></text:span> ex quinque constat ossibus, quibus<text:line-break/>succedunt pedis digiti. Ex tribus autem universi pha-<text:line-break/>laugibus ad eorum qui manus <text:span text:style-name="Default_20_Paragraph_20_Font"><text:span text:style-name="T2">construunt</text:span></text:span> similitudinem,<text:line-break/>magno excepto digito, compositi sunt; is enim solus in-<text:line-break/>ter ipsa ex duobus ossibus factus esu Horum autem dr-<text:line-break/>arthroses menrb<text:span text:style-name="Default_20_Paragraph_20_Font"><text:span text:style-name="T2">r</text:span></text:span>anofa ligamenta colligant; astragali vero<text:line-break/>et calcis ea admodum robusia, quaedam .et rotunda si-<text:line-break/>mul et nervicartilaginea existunt. Haec de ossibus ferre<text:line-break/>tironibus satis esse mihi ridetur, horum namque con-<text:line-break/>structio soeletus est Si quod vero alia in partu os par-</text:p>
      <text:p text:style-name="P1">vum comperiatur, quemadmodum in corde, larynge, -na-.<text:line-break/>fo et quibusdam sugitis, quae fefamoidea (<text:span text:style-name="Default_20_Paragraph_20_Font"><text:span text:style-name="T2">sesumifermia</text:span></text:span>j<text:line-break/>vocantur, et si quod aliud ejusmodi, id nunc dicere haud<text:line-break/>necessarium es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2</dc:title>
    <dc:subject/>
    <meta:initial-creator>Galien</meta:initial-creator>
    <meta:creation-date>2023-01-05T11:05:00Z</meta:creation-date>
    <dc:date>2023-01-25T10:41:05.372000000</dc:date>
    <meta:editing-cycles>6</meta:editing-cycles>
    <meta:editing-duration>PT53M2S</meta:editing-duration>
    <meta:document-statistic meta:table-count="0" meta:image-count="0" meta:object-count="0" meta:page-count="47" meta:paragraph-count="98" meta:word-count="6601" meta:character-count="44011" meta:non-whitespace-character-count="37485"/>
    <meta:template xlink:type="simple" xlink:actuate="onRequest" xlink:title="" xlink:href="Normal.dotm"/>
  </office:meta>
</office:document-meta>
</file>